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Zulhaj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p15-line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135-31</text:p>
          </table:table-cell>
          <table:table-cell office:value-type="string" calcext:value-type="string">
            <text:p>ب</text:p>
          </table:table-cell>
          <table:table-cell table:formula="of:=VLOOKUP([.B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3532+543</text:p>
          </table:table-cell>
          <table:table-cell office:value-type="string" calcext:value-type="string">
            <text:p>ف</text:p>
          </table:table-cell>
          <table:table-cell table:formula="of:=VLOOKUP([.B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233" calcext:value-type="float">
            <text:p>222233</text:p>
          </table:table-cell>
          <table:table-cell office:value-type="string" calcext:value-type="string">
            <text:p>ا</text:p>
          </table:table-cell>
          <table:table-cell table:formula="of:=VLOOKUP([.B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02+53</text:p>
          </table:table-cell>
          <table:table-cell office:value-type="string" calcext:value-type="string">
            <text:p>ث</text:p>
          </table:table-cell>
          <table:table-cell table:formula="of:=VLOOKUP([.B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ا</text:p>
          </table:table-cell>
          <table:table-cell table:formula="of:=VLOOKUP([.B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12</text:p>
          </table:table-cell>
          <table:table-cell office:value-type="string" calcext:value-type="string">
            <text:p>ي</text:p>
          </table:table-cell>
          <table:table-cell table:formula="of:=VLOOKUP([.B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+7274</text:p>
          </table:table-cell>
          <table:table-cell office:value-type="string" calcext:value-type="string">
            <text:p>ت</text:p>
          </table:table-cell>
          <table:table-cell table:formula="of:=VLOOKUP([.B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+7</text:p>
          </table:table-cell>
          <table:table-cell office:value-type="string" calcext:value-type="string">
            <text:p>ن</text:p>
          </table:table-cell>
          <table:table-cell table:formula="of:=VLOOKUP([.B10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-425463</text:p>
          </table:table-cell>
          <table:table-cell office:value-type="string" calcext:value-type="string">
            <text:p>ب</text:p>
          </table:table-cell>
          <table:table-cell table:formula="of:=VLOOKUP([.B1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-4427</text:p>
          </table:table-cell>
          <table:table-cell office:value-type="string" calcext:value-type="string">
            <text:p>ي</text:p>
          </table:table-cell>
          <table:table-cell table:formula="of:=VLOOKUP([.B1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10213</text:p>
          </table:table-cell>
          <table:table-cell office:value-type="string" calcext:value-type="string">
            <text:p>ي</text:p>
          </table:table-cell>
          <table:table-cell table:formula="of:=VLOOKUP([.B13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7477</text:p>
          </table:table-cell>
          <table:table-cell office:value-type="string" calcext:value-type="string">
            <text:p>ڠ</text:p>
          </table:table-cell>
          <table:table-cell table:formula="of:=VLOOKUP([.B14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531</text:p>
          </table:table-cell>
          <table:table-cell office:value-type="string" calcext:value-type="string">
            <text:p>م</text:p>
          </table:table-cell>
          <table:table-cell table:formula="of:=VLOOKUP([.B1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577443</text:p>
          </table:table-cell>
          <table:table-cell office:value-type="string" calcext:value-type="string">
            <text:p>ح</text:p>
          </table:table-cell>
          <table:table-cell table:formula="of:=VLOOKUP([.B16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4+534</text:p>
          </table:table-cell>
          <table:table-cell office:value-type="string" calcext:value-type="string">
            <text:p>ن</text:p>
          </table:table-cell>
          <table:table-cell table:formula="of:=VLOOKUP([.B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+45044</text:p>
          </table:table-cell>
          <table:table-cell office:value-type="string" calcext:value-type="string">
            <text:p>ت</text:p>
          </table:table-cell>
          <table:table-cell table:formula="of:=VLOOKUP([.B18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622</text:p>
          </table:table-cell>
          <table:table-cell office:value-type="string" calcext:value-type="string">
            <text:p>ا</text:p>
          </table:table-cell>
          <table:table-cell table:formula="of:=VLOOKUP([.B1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36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3</text:p>
          </table:table-cell>
          <table:table-cell office:value-type="string" calcext:value-type="string">
            <text:p>ق</text:p>
          </table:table-cell>
          <table:table-cell table:formula="of:=VLOOKUP([.B23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+4</text:p>
          </table:table-cell>
          <table:table-cell office:value-type="string" calcext:value-type="string">
            <text:p>ث</text:p>
          </table:table-cell>
          <table:table-cell table:formula="of:=VLOOKUP([.B2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42</text:p>
          </table:table-cell>
          <table:table-cell office:value-type="string" calcext:value-type="string">
            <text:p>ف</text:p>
          </table:table-cell>
          <table:table-cell table:formula="of:=VLOOKUP([.B2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62</text:p>
          </table:table-cell>
          <table:table-cell office:value-type="string" calcext:value-type="string">
            <text:p>ا</text:p>
          </table:table-cell>
          <table:table-cell table:formula="of:=VLOOKUP([.B2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426672234</text:p>
          </table:table-cell>
          <table:table-cell office:value-type="string" calcext:value-type="string">
            <text:p>ط</text:p>
          </table:table-cell>
          <table:table-cell table:formula="of:=VLOOKUP([.B27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1754</text:p>
          </table:table-cell>
          <table:table-cell office:value-type="string" calcext:value-type="string">
            <text:p>م</text:p>
          </table:table-cell>
          <table:table-cell table:formula="of:=VLOOKUP([.B2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75560153</text:p>
          </table:table-cell>
          <table:table-cell office:value-type="string" calcext:value-type="string">
            <text:p>ه</text:p>
          </table:table-cell>
          <table:table-cell table:formula="of:=VLOOKUP([.B3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3</text:p>
          </table:table-cell>
          <table:table-cell office:value-type="string" calcext:value-type="string">
            <text:p>ا</text:p>
          </table:table-cell>
          <table:table-cell table:formula="of:=VLOOKUP([.B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26465444343643213015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5564537</text:p>
          </table:table-cell>
          <table:table-cell office:value-type="string" calcext:value-type="string">
            <text:p>ر</text:p>
          </table:table-cell>
          <table:table-cell table:formula="of:=VLOOKUP([.B3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1244+665</text:p>
          </table:table-cell>
          <table:table-cell office:value-type="string" calcext:value-type="string">
            <text:p>ڠ</text:p>
          </table:table-cell>
          <table:table-cell table:formula="of:=VLOOKUP([.B35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14-343</text:p>
          </table:table-cell>
          <table:table-cell office:value-type="string" calcext:value-type="string">
            <text:p>ي</text:p>
          </table:table-cell>
          <table:table-cell table:formula="of:=VLOOKUP([.B3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30213432434+67</text:p>
          </table:table-cell>
          <table:table-cell office:value-type="string" calcext:value-type="string">
            <text:p>ڠ</text:p>
          </table:table-cell>
          <table:table-cell table:formula="of:=VLOOKUP([.B3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455640044</text:p>
          </table:table-cell>
          <table:table-cell office:value-type="string" calcext:value-type="string">
            <text:p>ص</text:p>
          </table:table-cell>
          <table:table-cell table:formula="of:=VLOOKUP([.B38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543</text:p>
          </table:table-cell>
          <table:table-cell office:value-type="string" calcext:value-type="string">
            <text:p>ب</text:p>
          </table:table-cell>
          <table:table-cell table:formula="of:=VLOOKUP([.B39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5563</text:p>
          </table:table-cell>
          <table:table-cell office:value-type="string" calcext:value-type="string">
            <text:p>ر</text:p>
          </table:table-cell>
          <table:table-cell table:formula="of:=VLOOKUP([.B4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44352+043</text:p>
          </table:table-cell>
          <table:table-cell office:value-type="string" calcext:value-type="string">
            <text:p>ڠ</text:p>
          </table:table-cell>
          <table:table-cell table:formula="of:=VLOOKUP([.B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11</text:p>
          </table:table-cell>
          <table:table-cell office:value-type="string" calcext:value-type="string">
            <text:p>ک</text:p>
          </table:table-cell>
          <table:table-cell table:formula="of:=VLOOKUP([.B4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3326555</text:p>
          </table:table-cell>
          <table:table-cell office:value-type="string" calcext:value-type="string">
            <text:p>و</text:p>
          </table:table-cell>
          <table:table-cell table:formula="of:=VLOOKUP([.B44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7666564303</text:p>
          </table:table-cell>
          <table:table-cell office:value-type="string" calcext:value-type="string">
            <text:p>ک</text:p>
          </table:table-cell>
          <table:table-cell table:formula="of:=VLOOKUP([.B46]; [$lookup.A$1:$lookup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66656</text:p>
          </table:table-cell>
          <table:table-cell office:value-type="string" calcext:value-type="string">
            <text:p>ک</text:p>
          </table:table-cell>
          <table:table-cell table:formula="of:=VLOOKUP([.B4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755443424415</text:p>
          </table:table-cell>
          <table:table-cell office:value-type="string" calcext:value-type="string">
            <text:p>ه</text:p>
          </table:table-cell>
          <table:table-cell table:formula="of:=VLOOKUP([.B4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444+013444471077</text:p>
          </table:table-cell>
          <table:table-cell office:value-type="string" calcext:value-type="string">
            <text:p>و</text:p>
          </table:table-cell>
          <table:table-cell table:formula="of:=VLOOKUP([.B4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ي</text:p>
          </table:table-cell>
          <table:table-cell table:formula="of:=VLOOKUP([.B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1077</text:p>
          </table:table-cell>
          <table:table-cell office:value-type="string" calcext:value-type="string">
            <text:p>ن</text:p>
          </table:table-cell>
          <table:table-cell table:formula="of:=VLOOKUP([.B5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66656335755</text:p>
          </table:table-cell>
          <table:table-cell office:value-type="string" calcext:value-type="string">
            <text:p>ک</text:p>
          </table:table-cell>
          <table:table-cell table:formula="of:=VLOOKUP([.B5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+01344</text:p>
          </table:table-cell>
          <table:table-cell office:value-type="string" calcext:value-type="string">
            <text:p>ن</text:p>
          </table:table-cell>
          <table:table-cell table:formula="of:=VLOOKUP([.B5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5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5666265525</text:p>
          </table:table-cell>
          <table:table-cell office:value-type="string" calcext:value-type="string">
            <text:p>ک</text:p>
          </table:table-cell>
          <table:table-cell table:formula="of:=VLOOKUP([.B5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6555444473547</text:p>
          </table:table-cell>
          <table:table-cell office:value-type="string" calcext:value-type="string">
            <text:p>و</text:p>
          </table:table-cell>
          <table:table-cell table:formula="of:=VLOOKUP([.B5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254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+54</text:p>
          </table:table-cell>
          <table:table-cell office:value-type="string" calcext:value-type="string">
            <text:p>ن</text:p>
          </table:table-cell>
          <table:table-cell table:formula="of:=VLOOKUP([.B5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14435</text:p>
          </table:table-cell>
          <table:table-cell office:value-type="string" calcext:value-type="string">
            <text:p>س</text:p>
          </table:table-cell>
          <table:table-cell table:formula="of:=VLOOKUP([.B6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ا</text:p>
          </table:table-cell>
          <table:table-cell table:formula="of:=VLOOKUP([.B6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10261413</text:p>
          </table:table-cell>
          <table:table-cell office:value-type="string" calcext:value-type="string">
            <text:p>ک</text:p>
          </table:table-cell>
          <table:table-cell table:formula="of:=VLOOKUP([.B6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5+4543</text:p>
          </table:table-cell>
          <table:table-cell office:value-type="string" calcext:value-type="string">
            <text:p>ن</text:p>
          </table:table-cell>
          <table:table-cell table:formula="of:=VLOOKUP([.B6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754747155345647</text:p>
          </table:table-cell>
          <table:table-cell office:value-type="string" calcext:value-type="string">
            <text:p>ر</text:p>
          </table:table-cell>
          <table:table-cell table:formula="of:=VLOOKUP([.B6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466</text:p>
          </table:table-cell>
          <table:table-cell office:value-type="string" calcext:value-type="string">
            <text:p>ا</text:p>
          </table:table-cell>
          <table:table-cell table:formula="of:=VLOOKUP([.B6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363455640045342+</text:p>
          </table:table-cell>
          <table:table-cell office:value-type="string" calcext:value-type="string">
            <text:p>ض</text:p>
          </table:table-cell>
          <table:table-cell table:formula="of:=VLOOKUP([.B67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717544-32322</text:p>
          </table:table-cell>
          <table:table-cell office:value-type="string" calcext:value-type="string">
            <text:p>ی</text:p>
          </table:table-cell>
          <table:table-cell table:formula="of:=VLOOKUP([.B68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5-4532</text:p>
          </table:table-cell>
          <table:table-cell office:value-type="string" calcext:value-type="string">
            <text:p>ب</text:p>
          </table:table-cell>
          <table:table-cell table:formula="of:=VLOOKUP([.B69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ر</text:p>
          </table:table-cell>
          <table:table-cell table:formula="of:=VLOOKUP([.B7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7244312667</text:p>
          </table:table-cell>
          <table:table-cell office:value-type="string" calcext:value-type="string">
            <text:p>ک</text:p>
          </table:table-cell>
          <table:table-cell table:formula="of:=VLOOKUP([.B7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22227</text:p>
          </table:table-cell>
          <table:table-cell office:value-type="string" calcext:value-type="string">
            <text:p>ا</text:p>
          </table:table-cell>
          <table:table-cell table:formula="of:=VLOOKUP([.B7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+44</text:p>
          </table:table-cell>
          <table:table-cell office:value-type="string" calcext:value-type="string">
            <text:p>ت</text:p>
          </table:table-cell>
          <table:table-cell table:formula="of:=VLOOKUP([.B7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54</text:p>
          </table:table-cell>
          <table:table-cell office:value-type="string" calcext:value-type="string">
            <text:p>ل</text:p>
          </table:table-cell>
          <table:table-cell table:formula="of:=VLOOKUP([.B7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532</text:p>
          </table:table-cell>
          <table:table-cell office:value-type="string" calcext:value-type="string">
            <text:p>ه</text:p>
          </table:table-cell>
          <table:table-cell table:formula="of:=VLOOKUP([.B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313+6544</text:p>
          </table:table-cell>
          <table:table-cell office:value-type="string" calcext:value-type="string">
            <text:p>ف</text:p>
          </table:table-cell>
          <table:table-cell table:formula="of:=VLOOKUP([.B7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722</text:p>
          </table:table-cell>
          <table:table-cell office:value-type="string" calcext:value-type="string">
            <text:p>ا</text:p>
          </table:table-cell>
          <table:table-cell table:formula="of:=VLOOKUP([.B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54422373</text:p>
          </table:table-cell>
          <table:table-cell office:value-type="string" calcext:value-type="string">
            <text:p>ط</text:p>
          </table:table-cell>
          <table:table-cell table:formula="of:=VLOOKUP([.B7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-30</text:p>
          </table:table-cell>
          <table:table-cell office:value-type="string" calcext:value-type="string">
            <text:p>ي</text:p>
          </table:table-cell>
          <table:table-cell table:formula="of:=VLOOKUP([.B7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455</text:p>
          </table:table-cell>
          <table:table-cell office:value-type="string" calcext:value-type="string">
            <text:p>م</text:p>
          </table:table-cell>
          <table:table-cell table:formula="of:=VLOOKUP([.B8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3</text:p>
          </table:table-cell>
          <table:table-cell office:value-type="string" calcext:value-type="string">
            <text:p>ه</text:p>
          </table:table-cell>
          <table:table-cell table:formula="of:=VLOOKUP([.B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34426315554544443</text:p>
          </table:table-cell>
          <table:table-cell office:value-type="string" calcext:value-type="string">
            <text:p>و</text:p>
          </table:table-cell>
          <table:table-cell table:formula="of:=VLOOKUP([.B8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</text:p>
          </table:table-cell>
          <table:table-cell office:value-type="string" calcext:value-type="string">
            <text:p>ر</text:p>
          </table:table-cell>
          <table:table-cell table:formula="of:=VLOOKUP([.B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361+0</text:p>
          </table:table-cell>
          <table:table-cell office:value-type="string" calcext:value-type="string">
            <text:p>ڠ</text:p>
          </table:table-cell>
          <table:table-cell table:formula="of:=VLOOKUP([.B8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4</text:p>
          </table:table-cell>
          <table:table-cell office:value-type="string" calcext:value-type="string">
            <text:p>ي</text:p>
          </table:table-cell>
          <table:table-cell table:formula="of:=VLOOKUP([.B8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573+015</text:p>
          </table:table-cell>
          <table:table-cell office:value-type="string" calcext:value-type="string">
            <text:p>ڠ</text:p>
          </table:table-cell>
          <table:table-cell table:formula="of:=VLOOKUP([.B8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3</text:p>
          </table:table-cell>
          <table:table-cell office:value-type="string" calcext:value-type="string">
            <text:p>ب</text:p>
          </table:table-cell>
          <table:table-cell table:formula="of:=VLOOKUP([.B8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4</text:p>
          </table:table-cell>
          <table:table-cell office:value-type="string" calcext:value-type="string">
            <text:p>د</text:p>
          </table:table-cell>
          <table:table-cell table:formula="of:=VLOOKUP([.B8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ي</text:p>
          </table:table-cell>
          <table:table-cell table:formula="of:=VLOOKUP([.B9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76</text:p>
          </table:table-cell>
          <table:table-cell office:value-type="string" calcext:value-type="string">
            <text:p>م</text:p>
          </table:table-cell>
          <table:table-cell table:formula="of:=VLOOKUP([.B9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444437</text:p>
          </table:table-cell>
          <table:table-cell office:value-type="string" calcext:value-type="string">
            <text:p>ن</text:p>
          </table:table-cell>
          <table:table-cell table:formula="of:=VLOOKUP([.B9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5224314</text:p>
          </table:table-cell>
          <table:table-cell office:value-type="string" calcext:value-type="string">
            <text:p>ل</text:p>
          </table:table-cell>
          <table:table-cell table:formula="of:=VLOOKUP([.B9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formula="of:=VLOOKUP([.B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5+455665775</text:p>
          </table:table-cell>
          <table:table-cell office:value-type="string" calcext:value-type="string">
            <text:p>ݢ</text:p>
          </table:table-cell>
          <table:table-cell table:formula="of:=VLOOKUP([.B9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147</text:p>
          </table:table-cell>
          <table:table-cell office:value-type="string" calcext:value-type="string">
            <text:p>ي</text:p>
          </table:table-cell>
          <table:table-cell table:formula="of:=VLOOKUP([.B9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43310</text:p>
          </table:table-cell>
          <table:table-cell office:value-type="string" calcext:value-type="string">
            <text:p>ع</text:p>
          </table:table-cell>
          <table:table-cell table:formula="of:=VLOOKUP([.B98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3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5566</text:p>
          </table:table-cell>
          <table:table-cell office:value-type="string" calcext:value-type="string">
            <text:p>ر</text:p>
          </table:table-cell>
          <table:table-cell table:formula="of:=VLOOKUP([.B10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055-315</text:p>
          </table:table-cell>
          <table:table-cell office:value-type="string" calcext:value-type="string">
            <text:p>ي</text:p>
          </table:table-cell>
          <table:table-cell table:formula="of:=VLOOKUP([.B1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02+13+7555</text:p>
          </table:table-cell>
          <table:table-cell office:value-type="string" calcext:value-type="string">
            <text:p>ف</text:p>
          </table:table-cell>
          <table:table-cell table:formula="of:=VLOOKUP([.B102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12323</text:p>
          </table:table-cell>
          <table:table-cell office:value-type="string" calcext:value-type="string">
            <text:p>ل</text:p>
          </table:table-cell>
          <table:table-cell table:formula="of:=VLOOKUP([.B10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373</text:p>
          </table:table-cell>
          <table:table-cell office:value-type="string" calcext:value-type="string">
            <text:p>ا</text:p>
          </table:table-cell>
          <table:table-cell table:formula="of:=VLOOKUP([.B1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45+546366</text:p>
          </table:table-cell>
          <table:table-cell office:value-type="string" calcext:value-type="string">
            <text:p>ݢ</text:p>
          </table:table-cell>
          <table:table-cell table:formula="of:=VLOOKUP([.B10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4432</text:p>
          </table:table-cell>
          <table:table-cell office:value-type="string" calcext:value-type="string">
            <text:p>ي</text:p>
          </table:table-cell>
          <table:table-cell table:formula="of:=VLOOKUP([.B10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-541</text:p>
          </table:table-cell>
          <table:table-cell office:value-type="string" calcext:value-type="string">
            <text:p>ب</text:p>
          </table:table-cell>
          <table:table-cell table:formula="of:=VLOOKUP([.B10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2+0744354</text:p>
          </table:table-cell>
          <table:table-cell office:value-type="string" calcext:value-type="string">
            <text:p>ڠ</text:p>
          </table:table-cell>
          <table:table-cell table:formula="of:=VLOOKUP([.B10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443444</text:p>
          </table:table-cell>
          <table:table-cell office:value-type="string" calcext:value-type="string">
            <text:p>س</text:p>
          </table:table-cell>
          <table:table-cell table:formula="of:=VLOOKUP([.B109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222225</text:p>
          </table:table-cell>
          <table:table-cell office:value-type="string" calcext:value-type="string">
            <text:p>ا</text:p>
          </table:table-cell>
          <table:table-cell table:formula="of:=VLOOKUP([.B1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2555446</text:p>
          </table:table-cell>
          <table:table-cell office:value-type="string" calcext:value-type="string">
            <text:p>و</text:p>
          </table:table-cell>
          <table:table-cell table:formula="of:=VLOOKUP([.B11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+43+</text:p>
          </table:table-cell>
          <table:table-cell office:value-type="string" calcext:value-type="string">
            <text:p>ن</text:p>
          </table:table-cell>
          <table:table-cell table:formula="of:=VLOOKUP([.B1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5373564632</text:p>
          </table:table-cell>
          <table:table-cell office:value-type="string" calcext:value-type="string">
            <text:p>ج</text:p>
          </table:table-cell>
          <table:table-cell table:formula="of:=VLOOKUP([.B11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23561</text:p>
          </table:table-cell>
          <table:table-cell office:value-type="string" calcext:value-type="string">
            <text:p>ک</text:p>
          </table:table-cell>
          <table:table-cell table:formula="of:=VLOOKUP([.B1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15</text:p>
          </table:table-cell>
          <table:table-cell office:value-type="string" calcext:value-type="string">
            <text:p>ل</text:p>
          </table:table-cell>
          <table:table-cell table:formula="of:=VLOOKUP([.B1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34553374</text:p>
          </table:table-cell>
          <table:table-cell office:value-type="string" calcext:value-type="string">
            <text:p>و</text:p>
          </table:table-cell>
          <table:table-cell table:formula="of:=VLOOKUP([.B1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1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2665</text:p>
          </table:table-cell>
          <table:table-cell office:value-type="string" calcext:value-type="string">
            <text:p>ک</text:p>
          </table:table-cell>
          <table:table-cell table:formula="of:=VLOOKUP([.B11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53243107454</text:p>
          </table:table-cell>
          <table:table-cell office:value-type="string" calcext:value-type="string">
            <text:p>و</text:p>
          </table:table-cell>
          <table:table-cell table:formula="of:=VLOOKUP([.B11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2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00122+0</text:p>
          </table:table-cell>
          <table:table-cell office:value-type="string" calcext:value-type="string">
            <text:p>ڠ</text:p>
          </table:table-cell>
          <table:table-cell table:formula="of:=VLOOKUP([.B12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162656</text:p>
          </table:table-cell>
          <table:table-cell office:value-type="string" calcext:value-type="string">
            <text:p>ک</text:p>
          </table:table-cell>
          <table:table-cell table:formula="of:=VLOOKUP([.B12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655555544</text:p>
          </table:table-cell>
          <table:table-cell office:value-type="string" calcext:value-type="string">
            <text:p>و</text:p>
          </table:table-cell>
          <table:table-cell table:formula="of:=VLOOKUP([.B12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33131</text:p>
          </table:table-cell>
          <table:table-cell office:value-type="string" calcext:value-type="string">
            <text:p>ک</text:p>
          </table:table-cell>
          <table:table-cell table:formula="of:=VLOOKUP([.B1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12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353104135</text:p>
          </table:table-cell>
          <table:table-cell office:value-type="string" calcext:value-type="string">
            <text:p>و</text:p>
          </table:table-cell>
          <table:table-cell table:formula="of:=VLOOKUP([.B1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ي</text:p>
          </table:table-cell>
          <table:table-cell table:formula="of:=VLOOKUP([.B12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10</text:p>
          </table:table-cell>
          <table:table-cell office:value-type="string" calcext:value-type="string">
            <text:p>ن</text:p>
          </table:table-cell>
          <table:table-cell table:formula="of:=VLOOKUP([.B12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3673</text:p>
          </table:table-cell>
          <table:table-cell office:value-type="string" calcext:value-type="string">
            <text:p>ک</text:p>
          </table:table-cell>
          <table:table-cell table:formula="of:=VLOOKUP([.B12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</text:p>
          </table:table-cell>
          <table:table-cell office:value-type="string" calcext:value-type="string">
            <text:p>ن</text:p>
          </table:table-cell>
          <table:table-cell table:formula="of:=VLOOKUP([.B13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356-23565</text:p>
          </table:table-cell>
          <table:table-cell office:value-type="string" calcext:value-type="string">
            <text:p>ج</text:p>
          </table:table-cell>
          <table:table-cell table:formula="of:=VLOOKUP([.B13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322333</text:p>
          </table:table-cell>
          <table:table-cell office:value-type="string" calcext:value-type="string">
            <text:p>ا</text:p>
          </table:table-cell>
          <table:table-cell table:formula="of:=VLOOKUP([.B1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formula="of:=VLOOKUP([.B13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13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formula="of:=VLOOKUP([.B13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formula="of:=VLOOKUP([.B13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3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5676625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244072374575555</text:p>
          </table:table-cell>
          <table:table-cell office:value-type="string" calcext:value-type="string">
            <text:p>و</text:p>
          </table:table-cell>
          <table:table-cell table:formula="of:=VLOOKUP([.B14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627</text:p>
          </table:table-cell>
          <table:table-cell office:value-type="string" calcext:value-type="string">
            <text:p>ا</text:p>
          </table:table-cell>
          <table:table-cell table:formula="of:=VLOOKUP([.B141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14154</text:p>
          </table:table-cell>
          <table:table-cell office:value-type="string" calcext:value-type="string">
            <text:p>ر</text:p>
          </table:table-cell>
          <table:table-cell table:formula="of:=VLOOKUP([.B142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1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32444655555263</text:p>
          </table:table-cell>
          <table:table-cell office:value-type="string" calcext:value-type="string">
            <text:p>ج</text:p>
          </table:table-cell>
          <table:table-cell table:formula="of:=VLOOKUP([.B144]; [$lookup.A$1:$lookup.B$37]; 2; 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7544</text:p>
          </table:table-cell>
          <table:table-cell office:value-type="string" calcext:value-type="string">
            <text:p>ف</text:p>
          </table:table-cell>
          <table:table-cell table:formula="of:=VLOOKUP([.B14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543</text:p>
          </table:table-cell>
          <table:table-cell office:value-type="string" calcext:value-type="string">
            <text:p>د</text:p>
          </table:table-cell>
          <table:table-cell table:formula="of:=VLOOKUP([.B14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34664</text:p>
          </table:table-cell>
          <table:table-cell office:value-type="string" calcext:value-type="string">
            <text:p>خ</text:p>
          </table:table-cell>
          <table:table-cell table:formula="of:=VLOOKUP([.B148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</text:p>
          </table:table-cell>
          <table:table-cell office:value-type="string" calcext:value-type="string">
            <text:p>ي</text:p>
          </table:table-cell>
          <table:table-cell table:formula="of:=VLOOKUP([.B1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</text:p>
          </table:table-cell>
          <table:table-cell office:value-type="string" calcext:value-type="string">
            <text:p>ر</text:p>
          </table:table-cell>
          <table:table-cell table:formula="of:=VLOOKUP([.B15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553</text:p>
          </table:table-cell>
          <table:table-cell office:value-type="string" calcext:value-type="string">
            <text:p>ز</text:p>
          </table:table-cell>
          <table:table-cell table:formula="of:=VLOOKUP([.B151]; [$lookup.A$1:$lookup.B$37]; 2; 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743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م</text:p>
          </table:table-cell>
          <table:table-cell table:formula="of:=VLOOKUP([.B15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4153647</text:p>
          </table:table-cell>
          <table:table-cell office:value-type="string" calcext:value-type="string">
            <text:p>ن</text:p>
          </table:table-cell>
          <table:table-cell table:formula="of:=VLOOKUP([.B15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474</text:p>
          </table:table-cell>
          <table:table-cell office:value-type="string" calcext:value-type="string">
            <text:p>م</text:p>
          </table:table-cell>
          <table:table-cell table:formula="of:=VLOOKUP([.B15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443</text:p>
          </table:table-cell>
          <table:table-cell office:value-type="string" calcext:value-type="string">
            <text:p>ن</text:p>
          </table:table-cell>
          <table:table-cell table:formula="of:=VLOOKUP([.B15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5434</text:p>
          </table:table-cell>
          <table:table-cell office:value-type="string" calcext:value-type="string">
            <text:p>د</text:p>
          </table:table-cell>
          <table:table-cell table:formula="of:=VLOOKUP([.B157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5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22+</text:p>
          </table:table-cell>
          <table:table-cell office:value-type="string" calcext:value-type="string">
            <text:p>ڠ</text:p>
          </table:table-cell>
          <table:table-cell table:formula="of:=VLOOKUP([.B1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55532</text:p>
          </table:table-cell>
          <table:table-cell office:value-type="string" calcext:value-type="string">
            <text:p>ر</text:p>
          </table:table-cell>
          <table:table-cell table:formula="of:=VLOOKUP([.B1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567345147</text:p>
          </table:table-cell>
          <table:table-cell office:value-type="string" calcext:value-type="string">
            <text:p>ک</text:p>
          </table:table-cell>
          <table:table-cell table:formula="of:=VLOOKUP([.B16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323</text:p>
          </table:table-cell>
          <table:table-cell office:value-type="string" calcext:value-type="string">
            <text:p>ا</text:p>
          </table:table-cell>
          <table:table-cell table:formula="of:=VLOOKUP([.B16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3233</text:p>
          </table:table-cell>
          <table:table-cell office:value-type="string" calcext:value-type="string">
            <text:p>ت</text:p>
          </table:table-cell>
          <table:table-cell table:formula="of:=VLOOKUP([.B164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01-</text:p>
          </table:table-cell>
          <table:table-cell office:value-type="string" calcext:value-type="string">
            <text:p>ي</text:p>
          </table:table-cell>
          <table:table-cell table:formula="of:=VLOOKUP([.B165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3+32263142710153456247320</text:p>
          </table:table-cell>
          <table:table-cell office:value-type="string" calcext:value-type="string">
            <text:p>ڠ</text:p>
          </table:table-cell>
          <table:table-cell table:formula="of:=VLOOKUP([.B166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1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37213353</text:p>
          </table:table-cell>
          <table:table-cell office:value-type="string" calcext:value-type="string">
            <text:p>م</text:p>
          </table:table-cell>
          <table:table-cell table:formula="of:=VLOOKUP([.B16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-102</text:p>
          </table:table-cell>
          <table:table-cell office:value-type="string" calcext:value-type="string">
            <text:p>ي</text:p>
          </table:table-cell>
          <table:table-cell table:formula="of:=VLOOKUP([.B1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15662666</text:p>
          </table:table-cell>
          <table:table-cell office:value-type="string" calcext:value-type="string">
            <text:p>ک</text:p>
          </table:table-cell>
          <table:table-cell table:formula="of:=VLOOKUP([.B17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-</text:p>
          </table:table-cell>
          <table:table-cell office:value-type="string" calcext:value-type="string">
            <text:p>ي</text:p>
          </table:table-cell>
          <table:table-cell table:formula="of:=VLOOKUP([.B17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764434+35</text:p>
          </table:table-cell>
          <table:table-cell office:value-type="string" calcext:value-type="string">
            <text:p>ن</text:p>
          </table:table-cell>
          <table:table-cell table:formula="of:=VLOOKUP([.B17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3+45</text:p>
          </table:table-cell>
          <table:table-cell office:value-type="string" calcext:value-type="string">
            <text:p>ن</text:p>
          </table:table-cell>
          <table:table-cell table:formula="of:=VLOOKUP([.B17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64-</text:p>
          </table:table-cell>
          <table:table-cell office:value-type="string" calcext:value-type="string">
            <text:p>ب</text:p>
          </table:table-cell>
          <table:table-cell table:formula="of:=VLOOKUP([.B17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444343</text:p>
          </table:table-cell>
          <table:table-cell office:value-type="string" calcext:value-type="string">
            <text:p>ي</text:p>
          </table:table-cell>
          <table:table-cell table:formula="of:=VLOOKUP([.B1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3+52+55</text:p>
          </table:table-cell>
          <table:table-cell office:value-type="string" calcext:value-type="string">
            <text:p>ف</text:p>
          </table:table-cell>
          <table:table-cell table:formula="of:=VLOOKUP([.B17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25355542430773</text:p>
          </table:table-cell>
          <table:table-cell office:value-type="string" calcext:value-type="string">
            <text:p>و</text:p>
          </table:table-cell>
          <table:table-cell table:formula="of:=VLOOKUP([.B17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4+444376</text:p>
          </table:table-cell>
          <table:table-cell office:value-type="string" calcext:value-type="string">
            <text:p>ن</text:p>
          </table:table-cell>
          <table:table-cell table:formula="of:=VLOOKUP([.B1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5444</text:p>
          </table:table-cell>
          <table:table-cell office:value-type="string" calcext:value-type="string">
            <text:p>س</text:p>
          </table:table-cell>
          <table:table-cell table:formula="of:=VLOOKUP([.B17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075554444433</text:p>
          </table:table-cell>
          <table:table-cell office:value-type="string" calcext:value-type="string">
            <text:p>و</text:p>
          </table:table-cell>
          <table:table-cell table:formula="of:=VLOOKUP([.B18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3201</text:p>
          </table:table-cell>
          <table:table-cell office:value-type="string" calcext:value-type="string">
            <text:p>ک</text:p>
          </table:table-cell>
          <table:table-cell table:formula="of:=VLOOKUP([.B181]; [$lookup.A$1:$lookup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222</text:p>
          </table:table-cell>
          <table:table-cell office:value-type="string" calcext:value-type="string">
            <text:p>ل</text:p>
          </table:table-cell>
          <table:table-cell table:formula="of:=VLOOKUP([.B1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444+45326660</text:p>
          </table:table-cell>
          <table:table-cell office:value-type="string" calcext:value-type="string">
            <text:p>ݢ</text:p>
          </table:table-cell>
          <table:table-cell table:formula="of:=VLOOKUP([.B18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75654-454444</text:p>
          </table:table-cell>
          <table:table-cell office:value-type="string" calcext:value-type="string">
            <text:p>ي</text:p>
          </table:table-cell>
          <table:table-cell table:formula="of:=VLOOKUP([.B18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755</text:p>
          </table:table-cell>
          <table:table-cell office:value-type="string" calcext:value-type="string">
            <text:p>م</text:p>
          </table:table-cell>
          <table:table-cell table:formula="of:=VLOOKUP([.B18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15425</text:p>
          </table:table-cell>
          <table:table-cell office:value-type="string" calcext:value-type="string">
            <text:p>ر</text:p>
          </table:table-cell>
          <table:table-cell table:formula="of:=VLOOKUP([.B1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4423+</text:p>
          </table:table-cell>
          <table:table-cell office:value-type="string" calcext:value-type="string">
            <text:p>ض</text:p>
          </table:table-cell>
          <table:table-cell table:formula="of:=VLOOKUP([.B18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45424</text:p>
          </table:table-cell>
          <table:table-cell office:value-type="string" calcext:value-type="string">
            <text:p>ی</text:p>
          </table:table-cell>
          <table:table-cell table:formula="of:=VLOOKUP([.B189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9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-lineimg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154546366665</text:p>
          </table:table-cell>
          <table:table-cell office:value-type="string" calcext:value-type="string">
            <text:p>ک</text:p>
          </table:table-cell>
          <table:table-cell table:formula="of:=VLOOKUP([.B19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74332+6</text:p>
          </table:table-cell>
          <table:table-cell office:value-type="string" calcext:value-type="string">
            <text:p>ن</text:p>
          </table:table-cell>
          <table:table-cell table:formula="of:=VLOOKUP([.B1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544735650-00</text:p>
          </table:table-cell>
          <table:table-cell office:value-type="string" calcext:value-type="string">
            <text:p>ج</text:p>
          </table:table-cell>
          <table:table-cell table:formula="of:=VLOOKUP([.B194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22</text:p>
          </table:table-cell>
          <table:table-cell office:value-type="string" calcext:value-type="string">
            <text:p>ک</text:p>
          </table:table-cell>
          <table:table-cell table:formula="of:=VLOOKUP([.B19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443</text:p>
          </table:table-cell>
          <table:table-cell office:value-type="string" calcext:value-type="string">
            <text:p>ل</text:p>
          </table:table-cell>
          <table:table-cell table:formula="of:=VLOOKUP([.B1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755541535</text:p>
          </table:table-cell>
          <table:table-cell office:value-type="string" calcext:value-type="string">
            <text:p>و</text:p>
          </table:table-cell>
          <table:table-cell table:formula="of:=VLOOKUP([.B19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3445</text:p>
          </table:table-cell>
          <table:table-cell office:value-type="string" calcext:value-type="string">
            <text:p>د</text:p>
          </table:table-cell>
          <table:table-cell table:formula="of:=VLOOKUP([.B19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formula="of:=VLOOKUP([.B1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35423</text:p>
          </table:table-cell>
          <table:table-cell office:value-type="string" calcext:value-type="string">
            <text:p>ت</text:p>
          </table:table-cell>
          <table:table-cell table:formula="of:=VLOOKUP([.B20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553+5777555556</text:p>
          </table:table-cell>
          <table:table-cell office:value-type="string" calcext:value-type="string">
            <text:p>ڠ</text:p>
          </table:table-cell>
          <table:table-cell table:formula="of:=VLOOKUP([.B201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43534301210</text:p>
          </table:table-cell>
          <table:table-cell office:value-type="string" calcext:value-type="string">
            <text:p>ه</text:p>
          </table:table-cell>
          <table:table-cell table:formula="of:=VLOOKUP([.B20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5</text:p>
          </table:table-cell>
          <table:table-cell office:value-type="string" calcext:value-type="string">
            <text:p>ا</text:p>
          </table:table-cell>
          <table:table-cell table:formula="of:=VLOOKUP([.B2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153425</text:p>
          </table:table-cell>
          <table:table-cell office:value-type="string" calcext:value-type="string">
            <text:p>ر</text:p>
          </table:table-cell>
          <table:table-cell table:formula="of:=VLOOKUP([.B20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04</text:p>
          </table:table-cell>
          <table:table-cell office:value-type="string" calcext:value-type="string">
            <text:p>ي</text:p>
          </table:table-cell>
          <table:table-cell table:formula="of:=VLOOKUP([.B20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66666</text:p>
          </table:table-cell>
          <table:table-cell office:value-type="string" calcext:value-type="string">
            <text:p>ک</text:p>
          </table:table-cell>
          <table:table-cell table:formula="of:=VLOOKUP([.B206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1434</text:p>
          </table:table-cell>
          <table:table-cell office:value-type="string" calcext:value-type="string">
            <text:p>م</text:p>
          </table:table-cell>
          <table:table-cell table:formula="of:=VLOOKUP([.B2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4444324217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20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-33</text:p>
          </table:table-cell>
          <table:table-cell office:value-type="string" calcext:value-type="string">
            <text:p>ي</text:p>
          </table:table-cell>
          <table:table-cell table:formula="of:=VLOOKUP([.B2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65+444375</text:p>
          </table:table-cell>
          <table:table-cell office:value-type="string" calcext:value-type="string">
            <text:p>ن</text:p>
          </table:table-cell>
          <table:table-cell table:formula="of:=VLOOKUP([.B2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6</text:p>
          </table:table-cell>
          <table:table-cell office:value-type="string" calcext:value-type="string">
            <text:p>ا</text:p>
          </table:table-cell>
          <table:table-cell table:formula="of:=VLOOKUP([.B21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2002033</text:p>
          </table:table-cell>
          <table:table-cell office:value-type="string" calcext:value-type="string">
            <text:p>ڠ</text:p>
          </table:table-cell>
          <table:table-cell table:formula="of:=VLOOKUP([.B21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1626564</text:p>
          </table:table-cell>
          <table:table-cell office:value-type="string" calcext:value-type="string">
            <text:p>ک</text:p>
          </table:table-cell>
          <table:table-cell table:formula="of:=VLOOKUP([.B2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355544432</text:p>
          </table:table-cell>
          <table:table-cell office:value-type="string" calcext:value-type="string">
            <text:p>و</text:p>
          </table:table-cell>
          <table:table-cell table:formula="of:=VLOOKUP([.B21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41202031</text:p>
          </table:table-cell>
          <table:table-cell office:value-type="string" calcext:value-type="string">
            <text:p>م</text:p>
          </table:table-cell>
          <table:table-cell table:formula="of:=VLOOKUP([.B2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470425001</text:p>
          </table:table-cell>
          <table:table-cell office:value-type="string" calcext:value-type="string">
            <text:p>ح</text:p>
          </table:table-cell>
          <table:table-cell table:formula="of:=VLOOKUP([.B21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111111</text:p>
          </table:table-cell>
          <table:table-cell office:value-type="string" calcext:value-type="string">
            <text:p>ک</text:p>
          </table:table-cell>
          <table:table-cell table:formula="of:=VLOOKUP([.B21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43145666</text:p>
          </table:table-cell>
          <table:table-cell office:value-type="string" calcext:value-type="string">
            <text:p>م</text:p>
          </table:table-cell>
          <table:table-cell table:formula="of:=VLOOKUP([.B21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-lineimg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155466066276</text:p>
          </table:table-cell>
          <table:table-cell office:value-type="string" calcext:value-type="string">
            <text:p>ک</text:p>
          </table:table-cell>
          <table:table-cell table:formula="of:=VLOOKUP([.B22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25544332323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16241555544</text:p>
          </table:table-cell>
          <table:table-cell office:value-type="string" calcext:value-type="string">
            <text:p>س</text:p>
          </table:table-cell>
          <table:table-cell table:formula="of:=VLOOKUP([.B22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1142111</text:p>
          </table:table-cell>
          <table:table-cell office:value-type="string" calcext:value-type="string">
            <text:p>ک</text:p>
          </table:table-cell>
          <table:table-cell table:formula="of:=VLOOKUP([.B22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42</text:p>
          </table:table-cell>
          <table:table-cell office:value-type="string" calcext:value-type="string">
            <text:p>ا</text:p>
          </table:table-cell>
          <table:table-cell table:formula="of:=VLOOKUP([.B2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6565323256</text:p>
          </table:table-cell>
          <table:table-cell office:value-type="string" calcext:value-type="string">
            <text:p>ل</text:p>
          </table:table-cell>
          <table:table-cell table:formula="of:=VLOOKUP([.B226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+43+754</text:p>
          </table:table-cell>
          <table:table-cell office:value-type="string" calcext:value-type="string">
            <text:p>ف</text:p>
          </table:table-cell>
          <table:table-cell table:formula="of:=VLOOKUP([.B22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55444405</text:p>
          </table:table-cell>
          <table:table-cell office:value-type="string" calcext:value-type="string">
            <text:p>ر</text:p>
          </table:table-cell>
          <table:table-cell table:formula="of:=VLOOKUP([.B22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74643</text:p>
          </table:table-cell>
          <table:table-cell office:value-type="string" calcext:value-type="string">
            <text:p>م</text:p>
          </table:table-cell>
          <table:table-cell table:formula="of:=VLOOKUP([.B22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2+04</text:p>
          </table:table-cell>
          <table:table-cell office:value-type="string" calcext:value-type="string">
            <text:p>ف</text:p>
          </table:table-cell>
          <table:table-cell table:formula="of:=VLOOKUP([.B23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5454444473</text:p>
          </table:table-cell>
          <table:table-cell office:value-type="string" calcext:value-type="string">
            <text:p>و</text:p>
          </table:table-cell>
          <table:table-cell table:formula="of:=VLOOKUP([.B23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+7</text:p>
          </table:table-cell>
          <table:table-cell office:value-type="string" calcext:value-type="string">
            <text:p>ن</text:p>
          </table:table-cell>
          <table:table-cell table:formula="of:=VLOOKUP([.B2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155646644</text:p>
          </table:table-cell>
          <table:table-cell office:value-type="string" calcext:value-type="string">
            <text:p>ک</text:p>
          </table:table-cell>
          <table:table-cell table:formula="of:=VLOOKUP([.B233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03222626</text:p>
          </table:table-cell>
          <table:table-cell office:value-type="string" calcext:value-type="string">
            <text:p>ا</text:p>
          </table:table-cell>
          <table:table-cell table:formula="of:=VLOOKUP([.B2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+7444443+</text:p>
          </table:table-cell>
          <table:table-cell office:value-type="string" calcext:value-type="string">
            <text:p>ت</text:p>
          </table:table-cell>
          <table:table-cell table:formula="of:=VLOOKUP([.B23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2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26-453</text:p>
          </table:table-cell>
          <table:table-cell office:value-type="string" calcext:value-type="string">
            <text:p>ي</text:p>
          </table:table-cell>
          <table:table-cell table:formula="of:=VLOOKUP([.B23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544</text:p>
          </table:table-cell>
          <table:table-cell office:value-type="string" calcext:value-type="string">
            <text:p>ت</text:p>
          </table:table-cell>
          <table:table-cell table:formula="of:=VLOOKUP([.B2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5514</text:p>
          </table:table-cell>
          <table:table-cell office:value-type="string" calcext:value-type="string">
            <text:p>س</text:p>
          </table:table-cell>
          <table:table-cell table:formula="of:=VLOOKUP([.B23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+141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535222</text:p>
          </table:table-cell>
          <table:table-cell office:value-type="string" calcext:value-type="string">
            <text:p>ل</text:p>
          </table:table-cell>
          <table:table-cell table:formula="of:=VLOOKUP([.B24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3</text:p>
          </table:table-cell>
          <table:table-cell office:value-type="string" calcext:value-type="string">
            <text:p>س</text:p>
          </table:table-cell>
          <table:table-cell table:formula="of:=VLOOKUP([.B24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6051</text:p>
          </table:table-cell>
          <table:table-cell office:value-type="string" calcext:value-type="string">
            <text:p>و</text:p>
          </table:table-cell>
          <table:table-cell table:formula="of:=VLOOKUP([.B24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ر</text:p>
          </table:table-cell>
          <table:table-cell table:formula="of:=VLOOKUP([.B24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42+</text:p>
          </table:table-cell>
          <table:table-cell office:value-type="string" calcext:value-type="string">
            <text:p>ة</text:p>
          </table:table-cell>
          <table:table-cell table:formula="of:=VLOOKUP([.B24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47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5423514+715</text:p>
          </table:table-cell>
          <table:table-cell office:value-type="string" calcext:value-type="string">
            <text:p>ض</text:p>
          </table:table-cell>
          <table:table-cell table:formula="of:=VLOOKUP([.B24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314473</text:p>
          </table:table-cell>
          <table:table-cell office:value-type="string" calcext:value-type="string">
            <text:p>ی</text:p>
          </table:table-cell>
          <table:table-cell table:formula="of:=VLOOKUP([.B24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د</text:p>
          </table:table-cell>
          <table:table-cell table:formula="of:=VLOOKUP([.B25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5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+2544+7</text:p>
          </table:table-cell>
          <table:table-cell office:value-type="string" calcext:value-type="string">
            <text:p>ن</text:p>
          </table:table-cell>
          <table:table-cell table:formula="of:=VLOOKUP([.B2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142</text:p>
          </table:table-cell>
          <table:table-cell office:value-type="string" calcext:value-type="string">
            <text:p>ر</text:p>
          </table:table-cell>
          <table:table-cell table:formula="of:=VLOOKUP([.B254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12654435+21</text:p>
          </table:table-cell>
          <table:table-cell office:value-type="string" calcext:value-type="string">
            <text:p>ض</text:p>
          </table:table-cell>
          <table:table-cell table:formula="of:=VLOOKUP([.B255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15673764324332</text:p>
          </table:table-cell>
          <table:table-cell office:value-type="string" calcext:value-type="string">
            <text:p>ی</text:p>
          </table:table-cell>
          <table:table-cell table:formula="of:=VLOOKUP([.B25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73</text:p>
          </table:table-cell>
          <table:table-cell office:value-type="string" calcext:value-type="string">
            <text:p>ا</text:p>
          </table:table-cell>
          <table:table-cell table:formula="of:=VLOOKUP([.B257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5340</text:p>
          </table:table-cell>
          <table:table-cell office:value-type="string" calcext:value-type="string">
            <text:p>ب</text:p>
          </table:table-cell>
          <table:table-cell table:formula="of:=VLOOKUP([.B25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5545446</text:p>
          </table:table-cell>
          <table:table-cell office:value-type="string" calcext:value-type="string">
            <text:p>ر</text:p>
          </table:table-cell>
          <table:table-cell table:formula="of:=VLOOKUP([.B25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26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26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26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263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26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2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2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6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26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26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27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27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2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2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27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7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27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2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27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27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28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281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2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283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28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28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2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289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29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291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2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29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29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2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297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29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29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30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30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30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30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3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30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30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30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3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30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3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311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31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3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3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1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1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1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31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32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2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2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32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327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32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32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33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33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33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33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33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335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33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33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3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339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34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3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342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343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34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34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34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347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34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34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35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3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353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35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35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35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35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35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3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36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36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364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3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3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3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368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36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370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37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372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37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3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7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37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7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37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79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38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38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3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3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3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87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3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38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39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39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392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3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394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3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3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3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39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39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40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40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402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4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40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40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40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408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40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410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41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412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41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41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416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4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42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42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42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42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425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42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42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42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42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43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43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43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43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43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4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43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43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3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4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44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44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4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44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44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447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44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44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45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45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45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45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45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45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457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4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4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46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46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46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463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464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4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4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46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46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46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470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4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4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47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474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47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47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47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478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4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4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483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484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48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4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48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48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48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49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49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49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49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49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4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49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49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50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50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502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503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50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50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5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509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5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51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51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51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5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51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516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5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5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52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52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52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52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52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526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527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52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5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5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5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5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53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53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5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53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5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5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54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542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54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5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54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54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5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5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549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5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5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55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55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55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5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55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55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558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559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56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562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563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56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565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56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6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56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56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5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57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57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57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57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57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578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57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580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58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58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5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586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5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58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5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59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59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5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5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59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595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5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598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5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600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60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60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60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60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60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6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60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6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60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611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612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61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61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615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61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617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61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61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62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62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623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624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62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62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6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62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62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63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63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63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3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63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63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63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63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63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640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64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64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6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645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646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64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6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64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65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65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65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654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5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65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65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65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65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6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66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663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664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66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66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667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668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669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67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671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6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673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67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67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67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67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679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68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68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68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8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6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6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686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687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68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689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69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69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69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69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69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6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697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69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69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0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70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7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70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70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70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70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70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7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7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71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71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71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7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7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71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71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717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18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719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72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721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7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72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72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72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72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729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730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731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73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73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73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73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73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7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73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74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74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74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74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746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74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74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9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7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75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75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75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755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75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75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75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759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76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7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762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764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765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76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76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7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76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77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771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772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773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77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775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7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77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-lama(p05)" table:style-name="ta1">
        <table:table-column table:style-name="co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  <table:table-cell office:value-type="string" calcext:value-type="string">
            <text:p>p<text:span text:style-name="T1">00</text:span>-lineimg<text:span text:style-name="T1">0</text:span>.png</text:p>
          </table:table-cell>
          <table:table-cell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2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tra masukan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3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laman 00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4];[$lookup.A$1:$lookup.B$37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5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6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graph</text:span>-p00-lineimg0.png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7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ph= gambar graf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8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9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00-lineimg0.png<text:span text:style-name="T1">.log</text:span>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0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00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2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= untaian Freeman code, tiap rasm ditulis sebagai satu baris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3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4];[$lookup.A$1:$lookup.B$37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5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6];[$lookup.A$1:$lookup.B$37];2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18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9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0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1];[$lookup.A$1:$lookup.B$37];2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2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3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4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5];[$lookup.A$1:$lookup.B$37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6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7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28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29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0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1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2];[$lookup.A$1:$lookup.B$37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3];[$lookup.A$1:$lookup.B$37];2;0)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4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5];[$lookup.A$1:$lookup.B$37];2;0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6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7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38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0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1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2];[$lookup.A$1:$lookup.B$37];2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3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4];[$lookup.A$1:$lookup.B$37];2;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5];[$lookup.A$1:$lookup.B$37];2;0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6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7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48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49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0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1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2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3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4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5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6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7];[$lookup.A$1:$lookup.B$37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58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59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0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2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3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4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5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6];[$lookup.A$1:$lookup.B$37];2;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7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68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69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0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1];[$lookup.A$1:$lookup.B$37];2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2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3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4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5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6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7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78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79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0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2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3];[$lookup.A$1:$lookup.B$37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4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5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6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7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88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89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0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2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3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4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5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6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7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98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99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0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2];[$lookup.A$1:$lookup.B$37];2;0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3];[$lookup.A$1:$lookup.B$37];2;0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4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5];[$lookup.A$1:$lookup.B$37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6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7];[$lookup.A$1:$lookup.B$37];2;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08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09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0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1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angpas urutan bran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2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3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4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5];[$lookup.A$1:$lookup.B$37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6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7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18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19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0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1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2];[$lookup.A$1:$lookup.B$37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3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4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5];[$lookup.A$1:$lookup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6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7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28];[$lookup.A$1:$lookup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29];[$lookup.A$1:$lookup.B$37];2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0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1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2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3];[$lookup.A$1:$lookup.B$37];2;0)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4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5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6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7];[$lookup.A$1:$lookup.B$37];2;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38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39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0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2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3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4];[$lookup.A$1:$lookup.B$37];2;0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5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6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7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48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49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0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1];[$lookup.A$1:$lookup.B$37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2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3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4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5];[$lookup.A$1:$lookup.B$37];2;0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6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7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58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59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0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1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2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3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4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5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6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7];[$lookup.A$1:$lookup.B$37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68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69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0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1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2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3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4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5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6];[$lookup.A$1:$lookup.B$37];2;0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7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78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79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0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2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3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4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5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6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7];[$lookup.A$1:$lookup.B$37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88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89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0];[$lookup.A$1:$lookup.B$37];2;0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2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3];[$lookup.A$1:$lookup.B$37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4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5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6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7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198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199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0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1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2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3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4];[$lookup.A$1:$lookup.B$37];2;0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5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6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08];[$lookup.A$1:$lookup.B$37];2;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09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0];[$lookup.A$1:$lookup.B$37];2;0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1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2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3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4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5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6];[$lookup.A$1:$lookup.B$37];2;0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7];[$lookup.A$1:$lookup.B$37];2;0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18];[$lookup.A$1:$lookup.B$37];2;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9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0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1];[$lookup.A$1:$lookup.B$37];2;0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2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3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4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5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6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7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28];[$lookup.A$1:$lookup.B$37];2;0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29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0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2];[$lookup.A$1:$lookup.B$37];2;0)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3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4];[$lookup.A$1:$lookup.B$37];2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5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6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38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39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0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2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3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4];[$lookup.A$1:$lookup.B$37];2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5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6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7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48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49];[$lookup.A$1:$lookup.B$37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0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1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2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3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4];[$lookup.A$1:$lookup.B$37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5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6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7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58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59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0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1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2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3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4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5];[$lookup.A$1:$lookup.B$37];2;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6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7];[$lookup.A$1:$lookup.B$37];2;0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68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69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0];[$lookup.A$1:$lookup.B$37];2;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2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3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4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5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6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7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78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79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0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1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2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3];[$lookup.A$1:$lookup.B$37];2;0)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4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5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6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7];[$lookup.A$1:$lookup.B$37];2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88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89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0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2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3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4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5];[$lookup.A$1:$lookup.B$37];2;0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6];[$lookup.A$1:$lookup.B$37];2;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7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298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299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0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1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2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3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4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5];[$lookup.A$1:$lookup.B$37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6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7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08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09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0];[$lookup.A$1:$lookup.B$37];2;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1];[$lookup.A$1:$lookup.B$37];2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2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3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4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5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6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7];[$lookup.A$1:$lookup.B$37];2;0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18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19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0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1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2];[$lookup.A$1:$lookup.B$37];2;0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3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4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5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6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28];[$lookup.A$1:$lookup.B$37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29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0];[$lookup.A$1:$lookup.B$37];2;0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1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2];[$lookup.A$1:$lookup.B$37];2;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3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4];[$lookup.A$1:$lookup.B$37];2;0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5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6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7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38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39];[$lookup.A$1:$lookup.B$37];2;0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0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1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2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3];[$lookup.A$1:$lookup.B$37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4];[$lookup.A$1:$lookup.B$37];2;0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5];[$lookup.A$1:$lookup.B$37];2;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6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7];[$lookup.A$1:$lookup.B$37];2;0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48];[$lookup.A$1:$lookup.B$37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49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0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1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2];[$lookup.A$1:$lookup.B$37];2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3];[$lookup.A$1:$lookup.B$37];2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4];[$lookup.A$1:$lookup.B$37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5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6];[$lookup.A$1:$lookup.B$37];2;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7];[$lookup.A$1:$lookup.B$37];2;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58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59];[$lookup.A$1:$lookup.B$37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0];[$lookup.A$1:$lookup.B$37];2;0)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1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2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3];[$lookup.A$1:$lookup.B$37];2;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4];[$lookup.A$1:$lookup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5];[$lookup.A$1:$lookup.B$37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6];[$lookup.A$1:$lookup.B$37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7];[$lookup.A$1:$lookup.B$37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68];[$lookup.A$1:$lookup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10482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label-lama(p05)'.A2:'label-lama(p05)'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3T19:26:44.677268509</dc:date>
    <meta:editing-duration>P1DT21H1M59S</meta:editing-duration>
    <meta:editing-cycles>62</meta:editing-cycles>
    <meta:generator>LibreOffice/7.4.7.2$Linux_X86_64 LibreOffice_project/40$Build-2</meta:generator>
    <meta:document-statistic meta:table-count="3" meta:cell-count="4572" meta:object-count="0"/>
  </office:meta>
</office:document-meta>
</file>